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0.7903in" style:rel-column-width="655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0.7896in" style:rel-column-width="1124*"/>
    </style:style>
    <style:style style:name="Table2.C" style:family="table-column">
      <style:table-column-properties style:column-width="0.7903in" style:rel-column-width="11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0.7903in" style:rel-column-width="655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0.7903in" style:rel-column-width="655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0.7903in" style:rel-column-width="655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font-size="38pt" style:font-size-asian="28pt" style:font-size-complex="28pt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fo:font-size="28pt" officeooo:rsid="001b2b27" officeooo:paragraph-rsid="001f5c98" style:font-size-asian="18pt" style:font-size-complex="18pt"/>
    </style:style>
    <style:style style:name="P3" style:family="paragraph" style:parent-style-name="Heading_20_1">
      <style:paragraph-properties fo:margin-top="0in" fo:margin-bottom="0in" style:contextual-spacing="false"/>
      <style:text-properties fo:font-size="28pt" officeooo:rsid="001b2b27" officeooo:paragraph-rsid="001f5c98" style:font-size-asian="18pt" style:font-size-complex="18pt"/>
    </style:style>
    <style:style style:name="P4" style:family="paragraph" style:parent-style-name="Heading_20_2">
      <style:paragraph-properties fo:margin-top="0in" fo:margin-bottom="0in" style:contextual-spacing="false"/>
      <style:text-properties officeooo:paragraph-rsid="001df51f"/>
    </style:style>
    <style:style style:name="P5" style:family="paragraph" style:parent-style-name="Heading_20_2">
      <style:paragraph-properties fo:margin-top="0in" fo:margin-bottom="0in" style:contextual-spacing="false"/>
    </style:style>
    <style:style style:name="P6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7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8" style:family="paragraph" style:parent-style-name="List_20_Paragraph" style:list-style-name="WWNum7" style:master-page-name="">
      <loext:graphic-properties draw:fill="none"/>
      <style:paragraph-properties fo:margin-left="0.25in" fo:margin-right="0in" fo:margin-top="0in" fo:margin-bottom="0in" style:contextual-spacing="false" fo:text-indent="-0.3118in" style:auto-text-indent="false" style:page-number="auto" fo:background-color="transparent"/>
      <style:text-properties fo:font-size="15pt" officeooo:paragraph-rsid="0020c53e" style:font-size-asian="15pt" style:font-size-complex="15pt"/>
    </style:style>
    <style:style style:name="P9" style:family="paragraph" style:parent-style-name="List_20_Paragraph" style:list-style-name="WWNum8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0" style:family="paragraph" style:parent-style-name="List_20_Paragraph" style:list-style-name="WWNum2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1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12" style:family="paragraph" style:parent-style-name="List_20_Paragraph">
      <style:paragraph-properties fo:margin-top="0in" fo:margin-bottom="0in" style:contextual-spacing="false" fo:break-before="page"/>
      <style:text-properties fo:font-size="17pt" officeooo:paragraph-rsid="0021511b" style:font-size-asian="17pt" style:font-size-complex="17pt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14" style:family="paragraph" style:parent-style-name="Standard">
      <style:paragraph-properties fo:margin-top="0in" fo:margin-bottom="0in" style:contextual-spacing="false" fo:break-before="page"/>
      <style:text-properties officeooo:paragraph-rsid="001f5c98"/>
    </style:style>
    <style:style style:name="P15" style:family="paragraph" style:parent-style-name="Standard">
      <style:text-properties officeooo:paragraph-rsid="001f5c98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0c53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1511b"/>
    </style:style>
    <style:style style:name="P21" style:family="paragraph" style:parent-style-name="Standard">
      <style:paragraph-properties fo:margin-top="0in" fo:margin-bottom="0in" style:contextual-spacing="false"/>
      <style:text-properties officeooo:rsid="0020c53e" officeooo:paragraph-rsid="0020c53e"/>
    </style:style>
    <style:style style:name="P22" style:family="paragraph" style:parent-style-name="Standard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23" style:family="paragraph" style:parent-style-name="Standard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24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25" style:family="paragraph" style:parent-style-name="Standard">
      <style:paragraph-properties fo:break-before="page"/>
      <style:text-properties officeooo:rsid="0021511b" officeooo:paragraph-rsid="0021511b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00275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1511b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73a9" officeooo:paragraph-rsid="002073a9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0c53e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1511b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a954" officeooo:paragraph-rsid="0021a954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c016" officeooo:paragraph-rsid="0021c016"/>
    </style:style>
    <style:style style:name="P3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8pt" style:font-size-complex="18pt"/>
    </style:style>
    <style:style style:name="P40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41" style:family="paragraph" style:parent-style-name="Text_20_body">
      <style:paragraph-properties fo:margin-top="0in" fo:margin-bottom="0in" style:contextual-spacing="false"/>
      <style:text-properties fo:font-size="18pt" officeooo:rsid="001c71a4" officeooo:paragraph-rsid="001c71a4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2pt" style:font-size-complex="12pt"/>
    </style:style>
    <style:style style:name="P43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c71a4"/>
    </style:style>
    <style:style style:name="T2" style:family="text">
      <style:text-properties officeooo:rsid="001df51f"/>
    </style:style>
    <style:style style:name="T3" style:family="text">
      <style:text-properties officeooo:rsid="001f5c98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officeooo:rsid="0020c53e"/>
    </style:style>
    <style:style style:name="T8" style:family="text">
      <style:text-properties officeooo:rsid="00215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owa rachunkowość</text:p>
      <text:h text:style-name="P3" text:outline-level="1"><text:span text:style-name="T3">Ćwiczenie</text:span> 1 (21/2/2024):</text:h>
      <text:p text:style-name="P43">Sała: 504A 8:00-8:45, Zaliczenie: Zaliczenie z oceną </text:p>
      <text:p text:style-name="P43">Konsultację: 323A, 8:50-9:35, 10:40-11:25.</text:p>
      <text:h text:style-name="P5" text:outline-level="2">Literatura podstawowa:</text:h>
      <text:p text:style-name="P39">1. E. Radawiecka, M. Foremna-Pilarska, Zadania z rachunkowości finansowej. Wydanie III, Wydawnictwo Politechniki Koszalińskiej, Koszalin 2019</text:p>
      <text:p text:style-name="P39">2. M. Hass-Symotiuk (red.) Rachunkowość finansowa przedsiębiorstwa : od jego powstania do likwidacji, Wolters Kluwer Polska 2018.</text:p>
      <text:p text:style-name="P39">3. Ustawa z dnia 29 kwietnia 1994 roku o rachunkowości Dz.U.2022 poz. 1488.</text:p>
      <text:h text:style-name="P5" text:outline-level="2">Literatura uzupełniająca:</text:h>
      <text:p text:style-name="P40">1. S. Hońko, B. Gierba, B. Jakubiak, I. Kowalczyk, A. Szczęsna, W. Gos, Rachunkowość finansowa, Stowarzyszenie Księgowych w Polsce, Warszawa 2016.</text:p>
      <text:p text:style-name="P40">2. E. Walińska (red. nauk.), Rachunkowość finansowa. Podręcznik. Ujęcie sprawozdawcze i ewidencyjne, Wolters Kluwer, Warszawa 2014.</text:p>
      <text:p text:style-name="P40">3. B. Gierusz, Podręcznik do samodzielnej nauki księgowania, ODDK, Gdańsk 2018.</text:p>
      <text:h text:style-name="P5" text:outline-level="2">Zakres tematów:</text:h>
      <text:p text:style-name="P41">1. Wprowadzenie do rachunkowości finansowej</text:p>
      <text:p text:style-name="P42">2. Ewidencja rzeczowych aktywów trwałych i wartości niematerialnych i prawnych</text:p>
      <text:p text:style-name="P42">3. Ewidencja inwestycji</text:p>
      <text:p text:style-name="P42">4. Ewidencja rozrachunków</text:p>
      <text:p text:style-name="P42">5. Kolokwium nr 1 obejmujące tematy 2-4.</text:p>
      <text:p text:style-name="P42">6. Ewidencja materiałów, towarów i produktów gotowych</text:p>
      <text:p text:style-name="P42">7. Ewidencja kapitałów/funduszy własnych, rezerw i zobowiązań</text:p>
      <text:p text:style-name="P42">8. Ewidencja przychodów i kosztów oraz wyniku finansowego</text:p>
      <text:p text:style-name="P42"><text:soft-page-break/>9. Kolokwium nr 2 obejmujące tematy 6-8.</text:p>
      <text:p text:style-name="P42">10. Podsumowanie i zaliczenie ćwiczeń.</text:p>
      <text:h text:style-name="P5" text:outline-level="2">Metoda oceniania:</text:h>
      <text:p text:style-name="P43">1 kolokwium - tematy 1-3 (pierwsza połowa semestru) </text:p>
      <text:p text:style-name="P43">2 kolokwium - tematy 4-6 (druga połowa semestru). Do oceny końcowej zostanie uwzględniona suma punktów uzyskana na podstawie napisanych kolokwiów zaliczeniowych. <text:s/></text:p>
      <text:p text:style-name="P43">Obserwacja studenta (EP4, EP5, EP6, EP7, EP8, EP9)</text:p>
      <text:p text:style-name="P43">100-91% - (<text:span text:style-name="T1">bdb/</text:span>5.0), <text:span text:style-name="T1">9</text:span>0-81% - <text:span text:style-name="T1">(</text:span>db<text:span text:style-name="T1">+/</text:span>4.5), 80-71% <text:span text:style-name="T1">(</text:span>db/4.0), 70-61% - <text:s/><text:span text:style-name="T1">(</text:span>dst<text:span text:style-name="T1">+/</text:span>3.5), 60-55% - <text:span text:style-name="T1">(</text:span>dst/3.0)</text:p>
      <text:p text:style-name="P43">+ punkty za aktywność</text:p>
      <text:h text:style-name="P4" text:outline-level="2">Limit nieobecności: <text:span text:style-name="T2">2 <text:s text:c="2"/></text:span></text:h>
      <text:h text:style-name="P2" text:outline-level="1"><text:span text:style-name="T3">Ćwiczenie</text:span> <text:span text:style-name="T3">2</text:span> (2<text:span text:style-name="T3">8</text:span>/2/2024):</text:h>
      <text:p text:style-name="P13" loext:marker-style-name="T4"><text:span text:style-name="T4">Zadanie 1:</text:span></text:p>
      <text:p text:style-name="P22">Stany początkowe niektórych kont w przedsiębiorstwie prywatnym wynosiły:</text:p>
      <text:p text:style-name="P22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22"/>
      <text:p text:style-name="P22">Wystąpiły następujące operacje gospodarcze:</text:p>
      <text:list text:style-name="WWNum7">
        <text:list-item>
          <text:p text:style-name="P6"><text:s/>Zakupiono komputery od dostawcy (Fa VAT):<text:line-break/>- wartość maszyny ………………………………………………………………. 2.000<text:line-break/>- podatek VAT 23% ………………………………………………………….… <text:span text:style-name="T5">460</text:span><text:line-break/> <text:s text:c="2"/>suma faktury ……………………………………………………………. <text:span text:style-name="T6">2.460</text:span></text:p>
        </text:list-item>
        <text:list-item>
          <text:p text:style-name="P6">Przyjęto do użytkowania zakupione komputery (OT) ……………….. ….</text:p>
        </text:list-item>
        <text:list-item>
          <text:p text:style-name="P6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6">Sprzedano odbiorcy zbędną kasę fiskalną (Fa VAT):<text:line-break/>- uzyskana suma za sprzedaż netto ……………………………………………1.200<text:line-break/>- podatek VAT 23% …………………………………………………………… 276</text:p>
        </text:list-item>
        <text:list-item>
          <text:p text:style-name="P6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6">Nieodpłatnie otrzymano neutralizatory stalowe od innej firmy (OT) …2.500</text:p>
        </text:list-item>
        <text:list-item>
          <text:p text:style-name="P6">Przyjęto z rozliczenia budowy magazyn do eksploatacji (OT) ………… 3.000</text:p>
        </text:list-item>
        <text:list-item>
          <text:p text:style-name="P6">Ujawniono nadwyżkę w środkach trwałych (Pk) …………………………… 450</text:p>
        </text:list-item>
        <text:list-item>
          <text:p text:style-name="P7">Rozliczono nadwyżkę środków trwałych (Pk) …………………………….. </text:p>
        </text:list-item>
        <text:list-item>
          <text:p text:style-name="P8">Zaksięgowano miesięczną amortyzację od posiadanych środków trwałych (Pk)….900</text:p>
        </text:list-item>
      </text:list>
      <text:p text:style-name="P23"/>
      <text:p text:style-name="P23">Polecenia: </text:p>
      <text:p text:style-name="P23">1. Otwórz konta wpisując salda początkowe</text:p>
      <text:p text:style-name="P23">2. Zaksięguj operacje gospodarcze</text:p>
      <text:p text:style-name="P14"/>
      <table:table table:name="Table1" table:style-name="Table1">
        <table:table-column table:style-name="Table1.A" table:number-columns-repeated="10"/>
        <table:table-row>
          <table:table-cell table:style-name="Table1.A1" table:number-columns-spanned="2" office:value-type="string">
            <text:p text:style-name="P16">Środki trwałe</text:p>
          </table:table-cell>
          <table:covered-table-cell/>
          <table:table-cell table:style-name="Table1.A1" table:number-columns-spanned="2" office:value-type="string">
            <text:p text:style-name="P16">Umorzenie środków trwałych</text:p>
          </table:table-cell>
          <table:covered-table-cell/>
          <table:table-cell table:style-name="Table1.A1" table:number-columns-spanned="2" office:value-type="string">
            <text:p text:style-name="P16">Środki trwałe w budowie</text:p>
          </table:table-cell>
          <table:covered-table-cell/>
          <table:table-cell table:style-name="Table1.A1" table:number-columns-spanned="2" office:value-type="string">
            <text:p text:style-name="P30">Kasa</text:p>
          </table:table-cell>
          <table:covered-table-cell/>
          <table:table-cell table:style-name="Table1.I1" table:number-columns-spanned="2" office:value-type="string">
            <text:p text:style-name="P16">Kapitał właściciela</text:p>
          </table:table-cell>
          <table:covered-table-cell/>
        </table:table-row>
        <table:table-row>
          <table:table-cell table:style-name="Table1.A2" office:value-type="string">
            <text:p text:style-name="P31">Sp. 27000</text:p>
            <text:p text:style-name="P31">2) 2000</text:p>
            <text:p text:style-name="P34">6) 2500</text:p>
            <text:p text:style-name="P34">7) 3000</text:p>
            <text:p text:style-name="P34">8) 450</text:p>
          </table:table-cell>
          <table:table-cell table:style-name="Table1.A2" office:value-type="string">
            <text:p text:style-name="P33">3)3600</text:p>
            <text:p text:style-name="P34">5)1500</text:p>
          </table:table-cell>
          <table:table-cell table:style-name="Table1.A2" office:value-type="string">
            <text:p text:style-name="P33">3)2200</text:p>
            <text:p text:style-name="P34">5) 500</text:p>
          </table:table-cell>
          <table:table-cell table:style-name="Table1.A2" office:value-type="string">
            <text:p text:style-name="P31">Sp. 9760</text:p>
            <text:p text:style-name="P34">10) 900</text:p>
          </table:table-cell>
          <table:table-cell table:style-name="Table1.A2" office:value-type="string">
            <text:p text:style-name="P31">Sp. 3000</text:p>
          </table:table-cell>
          <table:table-cell table:style-name="Table1.A2" office:value-type="string">
            <text:p text:style-name="P34">7)3000</text:p>
          </table:table-cell>
          <table:table-cell table:style-name="Table1.A2" office:value-type="string">
            <text:p text:style-name="P31">Sp. 1060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4"/>
          </table:table-cell>
          <table:table-cell table:style-name="Table1.J2" office:value-type="string">
            <text:p text:style-name="P31">Sp. 21300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28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table:number-columns-spanned="2" office:value-type="string">
            <text:p text:style-name="P18">Rozliczenie zakupu ST</text:p>
          </table:table-cell>
          <table:covered-table-cell/>
          <table:table-cell table:style-name="Table2.A1" table:number-columns-spanned="2" office:value-type="string">
            <text:p text:style-name="P18">Rozrachunki z dostawcami</text:p>
          </table:table-cell>
          <table:covered-table-cell/>
          <table:table-cell table:style-name="Table2.A1" table:number-columns-spanned="2" office:value-type="string">
            <text:p text:style-name="P18">Rozrachunki z tytułu VAT</text:p>
          </table:table-cell>
          <table:covered-table-cell/>
          <table:table-cell table:style-name="Table2.A1" table:number-columns-spanned="2" office:value-type="string">
            <text:p text:style-name="P30">Pozoswałe koszy operacyjne</text:p>
          </table:table-cell>
          <table:covered-table-cell/>
          <table:table-cell table:style-name="Table2.I1" table:number-columns-spanned="2" office:value-type="string">
            <text:p text:style-name="P30">Pozoswałe przychody operacyjne</text:p>
          </table:table-cell>
          <table:covered-table-cell/>
        </table:table-row>
        <table:table-row>
          <table:table-cell table:style-name="Table2.A2" office:value-type="string">
            <text:p text:style-name="P31">1) 2000</text:p>
          </table:table-cell>
          <table:table-cell table:style-name="Table2.A2" office:value-type="string">
            <text:p text:style-name="P31">2) 2000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1">1) 2460</text:p>
          </table:table-cell>
          <table:table-cell table:style-name="Table2.A2" office:value-type="string">
            <text:p text:style-name="P31"><text:span text:style-name="T7">1) </text:span>460</text:p>
          </table:table-cell>
          <table:table-cell table:style-name="Table2.A2" office:value-type="string">
            <text:p text:style-name="P34">4) 276</text:p>
          </table:table-cell>
          <table:table-cell table:style-name="Table2.A2" office:value-type="string">
            <text:p text:style-name="P34">3)1400</text:p>
            <text:p text:style-name="P34">5) 1000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34"/>
          </table:table-cell>
          <table:table-cell table:style-name="Table2.J2" office:value-type="string">
            <text:p text:style-name="P34">4) 1200</text:p>
            <text:p text:style-name="P34">6) 2500</text:p>
            <text:p text:style-name="P34">9) 450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J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J2" office:value-type="string">
            <text:p text:style-name="P27"/>
          </table:table-cell>
        </table:table-row>
      </table:table>
      <text:p text:style-name="P21">3) 3600 – 2200 = 1400 <text:s/>5) 1500 -500 = 1000</text:p>
      <table:table table:name="Table3" table:style-name="Table3">
        <table:table-column table:style-name="Table3.A" table:number-columns-repeated="10"/>
        <table:table-row>
          <table:table-cell table:style-name="Table3.A1" table:number-columns-spanned="2" office:value-type="string">
            <text:p text:style-name="P18">Rozliczenie nadwyżek</text:p>
          </table:table-cell>
          <table:covered-table-cell/>
          <table:table-cell table:style-name="Table3.A1" table:number-columns-spanned="2" office:value-type="string">
            <text:p text:style-name="P18">Amortyzacja</text:p>
          </table:table-cell>
          <table:covered-table-cell/>
          <table:table-cell table:style-name="Table3.A1" table:number-columns-spanned="2" office:value-type="string">
            <text:p text:style-name="P19">Rozrachunki z <text:span text:style-name="T7">odbiorcami</text:span></text:p>
          </table:table-cell>
          <table:covered-table-cell/>
          <table:table-cell table:style-name="Table3.A1" table:number-columns-spanned="2" office:value-type="string">
            <text:p text:style-name="P30"/>
          </table:table-cell>
          <table:covered-table-cell/>
          <table:table-cell table:style-name="Table3.I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3.A2" office:value-type="string">
            <text:p text:style-name="P34">9) 450</text:p>
          </table:table-cell>
          <table:table-cell table:style-name="Table3.A2" office:value-type="string">
            <text:p text:style-name="P34">8) 450</text:p>
          </table:table-cell>
          <table:table-cell table:style-name="Table3.A2" office:value-type="string">
            <text:p text:style-name="P34">10) 900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34">4) 1476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J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J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J2" office:value-type="string">
            <text:p text:style-name="P27"/>
          </table:table-cell>
        </table:table-row>
      </table:table>
      <text:p text:style-name="P15"/>
      <text:p text:style-name="P25"> </text:p>
      <text:p text:style-name="P24" loext:marker-style-name="T4"><text:span text:style-name="T4">Zadanie 2. </text:span></text:p>
      <text:p text:style-name="P24">Spółka z.o.o. posiada następujące salda na wybranych kontach:<text:line-break/>Środki trwałe ……………………………………………………………. 22.000<text:line-break/>Umorzenie środków trwałych ……………………………………………… 10.000<text:line-break/>Rachunki bankowe …………………………………………………… 60.000</text:p>
      <text:p text:style-name="P24">W bieżącym okresie miały miejsce następujące operacje gospodarcze:</text:p>
      <text:list text:style-name="WWNum8">
        <text:list-item>
          <text:p text:style-name="P9">Wpłynęła faktura za zakup urządzeń, które będą montowane w hali produkcyjnej (Fa VAT):<text:line-break/>- wartość urządzeń …………………………………………………… 40.000<text:line-break/>- podatek VAT 23% ………………………………………………….. 9.200<text:line-break/>- suma faktury ………………………………………………………….. 49.200</text:p>
        </text:list-item>
        <text:list-item>
          <text:p text:style-name="P9">Przyjęto urządzenia fabryczne do montażu (Pk) ……….. 40.000</text:p>
        </text:list-item>
        <text:list-item>
          <text:p text:style-name="P9">Otrzymano fakturę za montaż urządzeń w hali fabrycznej (Fa VAT):</text:p>
          <text:p text:style-name="P9">- wartość prac montażowych ……………………………………. 1.500<text:line-break/>- podatek VAT 23% …………………………………………………… 345<text:line-break/>- Suma faktury …………………………………………………………. 1.845</text:p>
        </text:list-item>
        <text:list-item>
          <text:p text:style-name="P9">Zaksięgowano koszt montażu urządzeń (Pk) ……………………………</text:p>
        </text:list-item>
        <text:list-item>
          <text:p text:style-name="P9">Otrzymano darowiznę – maszyny wymagające montażu – <text:line-break/>wartość według cen rynkowych (Pk) …………………………… 2.000</text:p>
        </text:list-item>
        <text:list-item>
          <text:p text:style-name="P9">Otrzymano wyciąg bankowy, według którego:<text:line-break/>a) uregulowano zobowiązanie wobec dostawcy urządzeń <text:line-break/>fabrycznych …………………………………………………………………………. …<text:line-break/>b) opłacono fakturę za prace montażowe …………………………… …</text:p>
        </text:list-item>
        <text:list-item>
          <text:p text:style-name="P9">Przyjęto urządzenia fabryczne do ewidencji środków trwałych (OT) …</text:p>
        </text:list-item>
        <text:list-item>
          <text:p text:style-name="P9">Przeksięgowano koszty budowy bez efektu gospodarczego (Pk) …. 2.000</text:p>
        </text:list-item>
      </text:list>
      <text:p text:style-name="P24">Polecenie:</text:p>
      <text:list text:style-name="WWNum2">
        <text:list-item>
          <text:p text:style-name="P10">Zaksięgować operacje gospodarcze</text:p>
        </text:list-item>
      </text:list>
      <text:p text:style-name="P11"/>
      <text:p text:style-name="P12"/>
      <table:table table:name="Table4" table:style-name="Table4">
        <table:table-column table:style-name="Table4.A" table:number-columns-repeated="10"/>
        <table:table-row>
          <table:table-cell table:style-name="Table4.A1" table:number-columns-spanned="2" office:value-type="string">
            <text:p text:style-name="P17">Środki trwałe</text:p>
          </table:table-cell>
          <table:covered-table-cell/>
          <table:table-cell table:style-name="Table4.A1" table:number-columns-spanned="2" office:value-type="string">
            <text:p text:style-name="P17">Umorzenie środków trwałych</text:p>
          </table:table-cell>
          <table:covered-table-cell/>
          <table:table-cell table:style-name="Table4.A1" table:number-columns-spanned="2" office:value-type="string">
            <text:p text:style-name="P17">Rachunki bankowe</text:p>
          </table:table-cell>
          <table:covered-table-cell/>
          <table:table-cell table:style-name="Table4.A1" table:number-columns-spanned="2" office:value-type="string">
            <text:p text:style-name="P20">Rozliczenie zakupu ST</text:p>
          </table:table-cell>
          <table:covered-table-cell/>
          <table:table-cell table:style-name="Table4.I1" table:number-columns-spanned="2" office:value-type="string">
            <text:p text:style-name="P26">Rozrachunki z dostawcami</text:p>
          </table:table-cell>
          <table:covered-table-cell/>
        </table:table-row>
        <table:table-row>
          <table:table-cell table:style-name="Table4.A2" office:value-type="string">
            <text:p text:style-name="P36">Sp. 22000</text:p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6">Sp. 10000</text:p>
          </table:table-cell>
          <table:table-cell table:style-name="Table4.A2" office:value-type="string">
            <text:p text:style-name="P36">Sp. 60000</text:p>
          </table:table-cell>
          <table:table-cell table:style-name="Table4.A2" office:value-type="string">
            <text:p text:style-name="P38">6a) 40000</text:p>
          </table:table-cell>
          <table:table-cell table:style-name="Table4.A2" office:value-type="string">
            <text:p text:style-name="P36">1) 40000</text:p>
            <text:p text:style-name="P36">3) 1500</text:p>
            <text:p text:style-name="P38">6a) 40000</text:p>
          </table:table-cell>
          <table:table-cell table:style-name="Table4.A2" office:value-type="string">
            <text:p text:style-name="P36">2) 40000</text:p>
            <text:p text:style-name="P36">4) 1500</text:p>
          </table:table-cell>
          <table:table-cell table:style-name="Table4.A2" office:value-type="string">
            <text:p text:style-name="P35"/>
          </table:table-cell>
          <table:table-cell table:style-name="Table4.J2" office:value-type="string">
            <text:p text:style-name="P36">1) 49200</text:p>
            <text:p text:style-name="P36">3) 1845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J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J2" office:value-type="string">
            <text:p text:style-name="P29"/>
          </table:table-cell>
        </table:table-row>
      </table:table>
      <text:p text:style-name="P24"/>
      <table:table table:name="Table5" table:style-name="Table5">
        <table:table-column table:style-name="Table5.A" table:number-columns-repeated="10"/>
        <table:table-row>
          <table:table-cell table:style-name="Table5.A1" table:number-columns-spanned="2" office:value-type="string">
            <text:p text:style-name="P26">Rozrachunki z tytułu VAT</text:p>
          </table:table-cell>
          <table:covered-table-cell/>
          <table:table-cell table:style-name="Table5.A1" table:number-columns-spanned="2" office:value-type="string">
            <text:p text:style-name="P17">Środki trwałe <text:span text:style-name="T8">w budowie</text:span></text:p>
          </table:table-cell>
          <table:covered-table-cell/>
          <table:table-cell table:style-name="Table5.A1" table:number-columns-spanned="2" office:value-type="string">
            <text:p text:style-name="P26">Pozostałe przychody operacyjne</text:p>
          </table:table-cell>
          <table:covered-table-cell/>
          <table:table-cell table:style-name="Table5.A1" table:number-columns-spanned="2" office:value-type="string">
            <text:p text:style-name="P26">Pozostałe koszty operacyjne</text:p>
          </table:table-cell>
          <table:covered-table-cell/>
          <table:table-cell table:style-name="Table5.I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5.A2" office:value-type="string">
            <text:p text:style-name="P36">1) 9200</text:p>
            <text:p text:style-name="P36">3) 345</text:p>
          </table:table-cell>
          <table:table-cell table:style-name="Table5.A2" office:value-type="string">
            <text:p text:style-name="P35"/>
          </table:table-cell>
          <table:table-cell table:style-name="Table5.A2" office:value-type="string">
            <text:p text:style-name="P36">2) 40000</text:p>
            <text:p text:style-name="P37">4) 1500</text:p>
            <text:p text:style-name="P38">5) 2000</text:p>
          </table:table-cell>
          <table:table-cell table:style-name="Table5.A2" office:value-type="string">
            <text:p text:style-name="P38">8) 2000</text:p>
          </table:table-cell>
          <table:table-cell table:style-name="Table5.A2" office:value-type="string">
            <text:p text:style-name="P38"/>
          </table:table-cell>
          <table:table-cell table:style-name="Table5.A2" office:value-type="string">
            <text:p text:style-name="P38">5) 2000</text:p>
          </table:table-cell>
          <table:table-cell table:style-name="Table5.A2" office:value-type="string">
            <text:p text:style-name="P38">8) 2000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5"/>
          </table:table-cell>
          <table:table-cell table:style-name="Table5.J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J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J2" office:value-type="string">
            <text:p text:style-name="P29"/>
          </table:table-cell>
        </table:table-row>
      </table:table>
      <text:p text:style-name="P24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b2b27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1b2b27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7:58:02.579983023</meta:creation-date>
    <meta:generator>LibreOffice/24.2.0.3$Linux_X86_64 LibreOffice_project/420$Build-3</meta:generator>
    <dc:date>2024-02-28T08:45:14.584459723</dc:date>
    <meta:editing-duration>PT39M49S</meta:editing-duration>
    <meta:editing-cycles>8</meta:editing-cycles>
    <meta:document-statistic meta:table-count="5" meta:image-count="0" meta:object-count="0" meta:page-count="6" meta:paragraph-count="134" meta:word-count="751" meta:character-count="5499" meta:non-whitespace-character-count="4877"/>
  </office:meta>
</office:document-meta>
</file>